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68" calcext:value-type="float">
            <text:p>1568</text:p>
          </table:table-cell>
          <table:table-cell table:style-name="ce7" table:formula="of:=COUNTIF([.B7:.B999998];&quot;X&quot;)" office:value-type="float" office:value="1369" calcext:value-type="float">
            <text:p>1369</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8" calcext:value-type="float">
            <text:p>98</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9" calcext:value-type="float">
            <text:p>179</text:p>
          </table:table-cell>
          <table:table-cell table:style-name="ce25" table:formula="of:=SUM([.B2:.F2])" office:value-type="float" office:value="1672" calcext:value-type="float">
            <text:p>16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0]+1" office:value-type="date" office:date-value="2026-03-06" calcext:value-type="date">
            <text:p>0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51]+1" office:value-type="date" office:date-value="2026-03-07" calcext:value-type="date">
            <text:p>0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52]+1" office:value-type="date" office:date-value="2026-03-08" calcext:value-type="date">
            <text:p>0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53]+1" office:value-type="date" office:date-value="2026-03-09" calcext:value-type="date">
            <text:p>0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udança no escopo da demanda e eu estou conseguindo evolu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54]+1" office:value-type="date" office:date-value="2026-03-10" calcext:value-type="date">
            <text:p>10/03/2026</text:p>
          </table:table-cell>
          <table:table-cell table:style-name="ce28" table:number-columns-repeated="4"/>
          <table:table-cell table:style-name="ce28" office:value-type="string" calcext:value-type="string">
            <text:p>X</text:p>
          </table:table-cell>
          <table:table-cell table:style-name="ce42" office:value-type="string" calcext:value-type="string">
            <text:p>Demissão em massa na empresa e vários colegas de nossa Tribo e Time foram impacta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8">
          <table:table-cell table:style-name="ce18" table:formula="of:=[.A1555]+1" office:value-type="date" office:date-value="2026-03-11" calcext:value-type="date">
            <text:p>11/03/2026</text:p>
          </table:table-cell>
          <table:table-cell table:style-name="ce28" table:number-columns-repeated="4"/>
          <table:table-cell table:style-name="ce28" office:value-type="string" calcext:value-type="string">
            <text:p>X</text:p>
          </table:table-cell>
          <table:table-cell table:style-name="ce42" office:value-type="string" calcext:value-type="string">
            <text:p>Hoje ainda foi um dia estranho e triste, ausência dos colegas, time dissolvido e saber que serei migrado pra outro contexto totalmente diferent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6]+1" office:value-type="date" office:date-value="2026-03-12" calcext:value-type="date">
            <text:p>12/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7]+1" office:value-type="date" office:date-value="2026-03-13" calcext:value-type="date">
            <text:p>13/03/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Evolução na demanda, porém, medo do que há por v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58]+1" office:value-type="date" office:date-value="2026-03-14" calcext:value-type="date">
            <text:p>1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chorro-quente.</text:p>
          </table:table-cell>
          <table:table-cell table:number-columns-repeated="1014"/>
        </table:table-row>
        <table:table-row table:style-name="ro13">
          <table:table-cell table:style-name="ce18" table:formula="of:=[.A1559]+1" office:value-type="date" office:date-value="2026-03-15" calcext:value-type="date">
            <text:p>1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560]+1" office:value-type="date" office:date-value="2026-03-16" calcext:value-type="date">
            <text:p>1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novo time e, de verdade, obrigado Deus, pois, eu goste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61]+1" office:value-type="date" office:date-value="2026-03-17" calcext:value-type="date">
            <text:p>1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6">
          <table:table-cell table:style-name="ce18" table:formula="of:=[.A1562]+1" office:value-type="date" office:date-value="2026-03-18" calcext:value-type="date">
            <text:p>1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bênçãos, possível renovação do carro de forma simples e destaque na tarefa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ou me alimentando muito bem.</text:p>
          </table:table-cell>
          <table:table-cell table:number-columns-repeated="1014"/>
        </table:table-row>
        <table:table-row table:style-name="ro13">
          <table:table-cell table:style-name="ce18" table:formula="of:=[.A1563]+1" office:value-type="date" office:date-value="2026-03-19" calcext:value-type="date">
            <text:p>1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e o aniversário de meu pa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teatro de Páscoa da igreja.</text:p>
          </table:table-cell>
          <table:table-cell table:number-columns-repeated="1014"/>
        </table:table-row>
        <table:table-row table:style-name="ro13">
          <table:table-cell table:style-name="ce18" table:formula="of:=[.A1564]+1" office:value-type="date" office:date-value="2026-03-20" calcext:value-type="date">
            <text:p>20/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65]+1" office:value-type="date" office:date-value="2026-03-21" calcext:value-type="date">
            <text:p>21/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number-columns-repeated="1014"/>
        </table:table-row>
        <table:table-row table:style-name="ro6">
          <table:table-cell table:style-name="ce18" table:formula="of:=[.A1566]+1" office:value-type="date" office:date-value="2026-03-22" calcext:value-type="date">
            <text:p>22/03/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maravilhoso e abençoado com irmãos amigos queridos, churrasco e também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567]+1" office:value-type="date" office:date-value="2026-03-23" calcext:value-type="date">
            <text:p>2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568]+1" office:value-type="date" office:date-value="2026-03-24" calcext:value-type="date">
            <text:p>2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ção con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rme na alimentação.</text:p>
          </table:table-cell>
          <table:table-cell table:number-columns-repeated="1014"/>
        </table:table-row>
        <table:table-row table:style-name="ro6">
          <table:table-cell table:style-name="ce18" table:formula="of:=[.A1569]+1" office:value-type="date" office:date-value="2026-03-25" calcext:value-type="date">
            <text:p>2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partilhando conhecimento, aprendendo mais e tendo reconheci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70]+1" office:value-type="date" office:date-value="2026-03-26" calcext:value-type="date">
            <text:p>26/03/2026</text:p>
          </table:table-cell>
          <table:table-cell table:style-name="ce28" office:value-type="string" calcext:value-type="string">
            <text:p>X</text:p>
          </table:table-cell>
          <table:table-cell table:style-name="ce28" table:number-columns-repeated="4"/>
          <table:table-cell table:style-name="ce42" office:value-type="string" calcext:value-type="string">
            <text:p>Recebi mais elogios pelo meu compartilh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71]+1" office:value-type="date" office:date-value="2026-03-27" calcext:value-type="date">
            <text:p>27/03/2026</text:p>
          </table:table-cell>
          <table:table-cell table:style-name="ce28" office:value-type="string" calcext:value-type="string">
            <text:p>X</text:p>
          </table:table-cell>
          <table:table-cell table:style-name="ce28" table:number-columns-repeated="4"/>
          <table:table-cell table:style-name="ce42" office:value-type="string" calcext:value-type="string">
            <text:p>Fechei, com 100 pontos, mais duas provas bimestr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572]+1" office:value-type="date" office:date-value="2026-03-28" calcext:value-type="date">
            <text:p>28/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73]+1" office:value-type="date" office:date-value="2026-03-29" calcext:value-type="date">
            <text:p>29/03/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3" table:number-rows-repeated="104700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9">00/00/0000</text:date>, <text:time style:data-style-name="N2" text:time-value="19:36:40.6392799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29T19:37:10.755907858</dc:date>
    <meta:editing-duration>P1DT16H10M2S</meta:editing-duration>
    <meta:editing-cycles>1566</meta:editing-cycles>
    <meta:document-statistic meta:table-count="1" meta:cell-count="9475" meta:object-count="0"/>
  </office:meta>
</office:document-meta>
</file>